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achingMockBytecodeGeneratorTest.is_no_more_referen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achingMockBytecodeGeneratorTest.ensure_disable_gc_is_activ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achingMockBytecodeGeneratorTest.ensure_cache_returns_same_instanc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ypeCachingMockBytecodeGeneratorTest.ensure_cache_is_cleared_if_no_reference_to_classloader_and_class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ypeCachingMockBytecodeGeneratorTest.ensure_cache_returns_same_instance_defaultAnswe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ypeCachingMockBytecodeGeneratorTest.ensure_gc_happen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achingMockBytecodeGeneratorTest.ensure_cache_returns_different_instance_serializableMod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HoldingAReference.HoldingAReference( WeakReference &lt; Class &lt; ? &gt; &gt;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achingMockBytecodeGeneratorTest.validate_simple_code_idea_where_weakhashmap_with_classloader_as_key_get_GCed_when_no_more_refere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